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 🙌.<text:line-break/>Voy a tomar la idea central —<text:span text:style-name="Emphasis">¿por qué la vida crea individuos?</text:span>— y desarrollarla en un texto narrativo, accesible para todo público, de unas <text:span text:style-name="Strong_20_Emphasis">1500 palabras</text:span>. Mantendré el tono reflexivo y explicativo, como si formara parte del libro, enlazando lo técnico con lo filosófico.</text:p>
      <text:p text:style-name="Horizontal_20_Line"/>
      <text:h text:style-name="Heading_20_2" text:outline-level="2"><text:span text:style-name="Strong_20_Emphasis">¿Por qué la vida crea individuos?</text:span></text:h>
      <text:p text:style-name="Text_20_body">Cuando pensamos en la vida, solemos imaginarla en términos de seres concretos: un árbol en el bosque, una ballena en el océano, una persona caminando por la calle. Sin embargo, detrás de cada existencia particular se esconde un diseño profundo y universal: la vida no se manifiesta como un todo indivisible, sino como una multitud de unidades llamadas individuos. Cada uno aparece, cumple su ciclo y desaparece, pero juntos sostienen el movimiento continuo de la vida. La pregunta es inevitable: <text:span text:style-name="Strong_20_Emphasis">¿por qué la vida ha elegido organizarse de esta manera? ¿Por qué crea individuos?</text:span></text:p>
      <text:p text:style-name="Horizontal_20_Line"/>
      <text:h text:style-name="Heading_20_3" text:outline-level="3"><text:span text:style-name="Strong_20_Emphasis">1. El problema de la magnitud</text:span></text:h>
      <text:p text:style-name="Text_20_body">El primer motivo tiene que ver con la <text:span text:style-name="Strong_20_Emphasis">escala del desafío</text:span> que la vida enfrenta. Mantenerse en el tiempo, adaptarse a entornos hostiles, encontrar recursos, resistir catástrofes, evolucionar hacia formas más complejas… todo esto constituye un problema de magnitud casi infinita. Resolverlo de una sola vez, como si la vida fuera un único organismo universal, sería imposible. Ningún sistema centralizado podría procesar semejante volumen de información.</text:p>
      <text:p text:style-name="Text_20_body">La solución que la vida encontró fue <text:span text:style-name="Strong_20_Emphasis">dividir el problema en millones de pequeñas partes</text:span>. Cada individuo es una de esas partes: se ocupa de una tarea limitada, en un tiempo y espacio concretos. Así, la vida transforma lo imposible en una secuencia de microprocesos manejables. El cálculo global se distribuye entre miles de millones de ciclos vitales, que al entrelazarse sostienen el sistema entero.</text:p>
      <text:p text:style-name="Text_20_body">Es como si, en lugar de pedirle a un solo ser que resolviera un enigma gigantesco, la vida pusiera a trabajar a una multitud, cada uno con una pieza pequeña del rompecabezas. Ninguno entiende el diseño completo, pero entre todos lo van construyendo.</text:p>
      <text:p text:style-name="Horizontal_20_Line"/>
      <text:h text:style-name="Heading_20_3" text:outline-level="3"><text:span text:style-name="Strong_20_Emphasis">2. La exploración concurrente</text:span></text:h>
      <text:p text:style-name="Text_20_body">Otro motivo es la <text:span text:style-name="Strong_20_Emphasis">necesidad de explorar posibilidades múltiples de forma simultánea</text:span>. Si la vida existiera como una sola entidad, tendría que probar un camino tras otro, de manera secuencial, y eso la volvería lenta, torpe, incapaz de reaccionar a tiempo ante un entorno cambiante. Al crear individuos diversos, la vida se multiplica en exploradores que recorren distintos senderos al mismo tiempo.</text:p>
      <text:p text:style-name="Text_20_body">La metáfora del laberinto lo ilustra bien: un único caminante tardaría siglos en encontrar la salida, pero si entran millones de exploradores a la vez, probando todas las rutas posibles, la salida aparece mucho más rápido. Así funciona la evolución biológica: millones de individuos, cada uno con variaciones en <text:soft-page-break/>su ADN, prueban estrategias distintas. Algunos fracasan, otros sobreviven, y el sistema aprende de esas diferencias.</text:p>
      <text:p text:style-name="Text_20_body">Este mecanismo de <text:span text:style-name="Strong_20_Emphasis">exploración concurrente</text:span> explica por qué la vida ha prosperado en ambientes tan variados, desde el fondo de los océanos hasta las cumbres heladas, desde desiertos abrasadores hasta selvas húmedas. Siempre hay algún individuo que lleva consigo la combinación adecuada para sobrevivir en circunstancias nuevas. Y si no existe aún, tarde o temprano surgirá.</text:p>
      <text:p text:style-name="Horizontal_20_Line"/>
      <text:h text:style-name="Heading_20_3" text:outline-level="3"><text:span text:style-name="Strong_20_Emphasis">3. La memoria distribuida</text:span></text:h>
      <text:p text:style-name="Text_20_body">La vida necesita también <text:span text:style-name="Strong_20_Emphasis">conservar memoria</text:span>. Esa memoria está escrita en el ADN, que funciona como un archivo biológico. Pero en lugar de guardarla en un único depósito central, la vida la reparte en millones de copias individuales. Cada ser vivo porta su propia versión del código, que no solo preserva lo que ha funcionado en el pasado, sino que también incorpora pequeñas variaciones que abren puertas hacia el futuro.</text:p>
      <text:p text:style-name="Text_20_body">Este sistema de <text:span text:style-name="Strong_20_Emphasis">memoria distribuida</text:span> es mucho más seguro y eficiente que un archivo único. Si un individuo se pierde, la información no desaparece; sigue viva en muchos otros. Incluso si ocurren catástrofes que destruyen poblaciones enteras, siempre queda alguna rama del árbol de la vida que lleva consigo los datos necesarios para continuar.</text:p>
      <text:p text:style-name="Text_20_body">Así, la vida combina <text:span text:style-name="Strong_20_Emphasis">conservación y variación</text:span>: mantiene lo que ha resultado útil y, al mismo tiempo, genera alternativas que podrían resultar mejores. El individuo es el portador temporal de esa memoria, un vehículo que la transporta de una generación a otra.</text:p>
      <text:p text:style-name="Horizontal_20_Line"/>
      <text:h text:style-name="Heading_20_3" text:outline-level="3"><text:span text:style-name="Strong_20_Emphasis">4. La reducción de complejidad</text:span></text:h>
      <text:p text:style-name="Text_20_body">Los problemas de la vida no se resuelven de golpe. El secreto está en la <text:span text:style-name="Strong_20_Emphasis">secuencia</text:span>. Cada individuo es un paso dentro de una cadena interminable. Nace, crece, se reproduce y muere; con ello transmite información y da lugar a la siguiente generación. Ningún individuo carga con toda la tarea; solo cumple su pequeña parte.</text:p>
      <text:p text:style-name="Text_20_body">Este mecanismo produce una <text:span text:style-name="Strong_20_Emphasis">reducción de complejidad</text:span> asombrosa. Lo que sería inabarcable como un todo se convierte en una serie de microprocesos simples que se suceden uno tras otro. Cada individuo, al reproducirse, avanza el cálculo un paso más. No sabe hacia dónde va el sistema completo, ni necesita saberlo: basta con que cumpla su función local para que el proceso global avance.</text:p>
      <text:p text:style-name="Text_20_body">La grandeza de la vida está en haber encontrado este modo de transformar un problema imposible en una suma de pasos elementales.</text:p>
      <text:p text:style-name="Horizontal_20_Line"/>
      <text:h text:style-name="Heading_20_3" text:outline-level="3"><text:soft-page-break/><text:span text:style-name="Strong_20_Emphasis">5. La escalabilidad</text:span></text:h>
      <text:p text:style-name="Text_20_body">Una consecuencia natural de este diseño es la <text:span text:style-name="Strong_20_Emphasis">escalabilidad</text:span>. Como el cálculo se distribuye entre individuos, la capacidad del sistema crece automáticamente al aumentar su número. Cuantos más individuos existan, más rutas pueden explorarse, más memoria se conserva, más resiliencia se garantiza. El sistema no depende de un “procesador central” que pueda saturarse; simplemente se expande con el número de unidades.</text:p>
      <text:p text:style-name="Text_20_body">Este rasgo explica por qué la vida puede abarcar desde microorganismos invisibles hasta ecosistemas planetarios. No importa cuán grande sea el escenario: siempre que existan individuos, el sistema puede escalar y funcionar.</text:p>
      <text:p text:style-name="Horizontal_20_Line"/>
      <text:h text:style-name="Heading_20_3" text:outline-level="3"><text:span text:style-name="Strong_20_Emphasis">6. La redundancia</text:span></text:h>
      <text:p text:style-name="Text_20_body">Los individuos son también una forma de <text:span text:style-name="Strong_20_Emphasis">redundancia</text:span>. En ingeniería, la redundancia es la práctica de tener copias de seguridad para que el sistema no falle si algo se rompe. La vida aplica este principio de manera radical: en lugar de confiar en unos pocos seres, produce millones, miles de millones, trillones.</text:p>
      <text:p text:style-name="Text_20_body">Gracias a esta abundancia, el sistema resiste pérdidas constantes. Cada día mueren incontables individuos, y sin embargo la vida continúa, porque siempre hay otros que aseguran la transmisión de la información. Incluso cuando ocurren desastres que extinguen especies enteras, la vida en conjunto no se detiene: persiste en las ramas que quedan.</text:p>
      <text:p text:style-name="Text_20_body">La redundancia no solo protege, también permite <text:span text:style-name="Strong_20_Emphasis">experimentar sin riesgo absoluto</text:span>. Al haber tantos individuos, algunos pueden fallar, otros pueden probar estrategias arriesgadas, y aun así el sistema mantiene su continuidad.</text:p>
      <text:p text:style-name="Horizontal_20_Line"/>
      <text:h text:style-name="Heading_20_3" text:outline-level="3"><text:span text:style-name="Strong_20_Emphasis">7. La innovación emergente</text:span></text:h>
      <text:p text:style-name="Text_20_body">Cada individuo, al reproducirse, introduce variaciones. La mayoría son pequeñas, pero con el tiempo generan combinaciones nuevas que no estaban previstas. En ocasiones, esas variaciones resultan tan favorables que abren caminos completamente inéditos: alas donde antes había patas, ojos donde antes no había visión, lenguajes donde antes solo había sonidos simples.</text:p>
      <text:p text:style-name="Text_20_body">Esta capacidad de <text:span text:style-name="Strong_20_Emphasis">innovación emergente</text:span> convierte a la vida en un sistema creativo. No necesita diseñar de antemano cada novedad; le basta con multiplicar individuos que porten variaciones, y dejar que el tiempo seleccione cuáles resultan útiles. Los individuos son, en este sentido, los laboratorios experimentales del sistema.</text:p>
      <text:p text:style-name="Horizontal_20_Line"/>
      <text:h text:style-name="Heading_20_3" text:outline-level="3"><text:span text:style-name="Strong_20_Emphasis">8. La continuidad en el tiempo</text:span></text:h>
      <text:p text:style-name="Text_20_body">Finalmente, la vida crea individuos porque necesita sostenerse en el tiempo. Un organismo universal y eterno sería demasiado vulnerable: cualquier accidente lo destruiría. Los individuos, en cambio, son <text:soft-page-break/><text:span text:style-name="Strong_20_Emphasis">efímeros pero reemplazables</text:span>. Nacen y mueren, pero su muerte no significa el fin de la vida, porque otros han nacido para continuar.</text:p>
      <text:p text:style-name="Text_20_body">Este relevo constante convierte a la vida en una corriente ininterrumpida. Cada individuo es como una chispa que ilumina por un instante, pero millones de chispas encendidas una tras otra forman una luz continua que atraviesa las edades. Lo que desaparece en uno se preserva en sus descendientes, y así el sistema mantiene su curso hacia el futuro.</text:p>
      <text:p text:style-name="Horizontal_20_Line"/>
      <text:h text:style-name="Heading_20_3" text:outline-level="3"><text:span text:style-name="Strong_20_Emphasis">Conclusión: la sabiduría de lo efímero</text:span></text:h>
      <text:p text:style-name="Text_20_body">¿Por qué la vida crea individuos? Porque son la forma más eficaz de distribuir el cálculo, explorar posibilidades, conservar memoria, reducir complejidad, escalar sin límites, garantizar redundancia, generar innovación y sostener continuidad en el tiempo.</text:p>
      <text:p text:style-name="Text_20_body">Cada individuo parece pequeño y frágil, condenado a una existencia breve. Pero en conjunto forman el entramado indestructible del sistema más poderoso que conocemos. La vida no se sostiene gracias a la permanencia de sus partes, sino gracias a su capacidad de renovarlas constantemente. En ese flujo incesante, los individuos son a la vez pasajeros y fundamentales: sin ellos no habría diversidad, no habría memoria, no habría futuro.</text:p>
      <text:p text:style-name="Text_20_body">La paradoja es hermosa: la vida, que busca perdurar, se apoya en seres que están destinados a desaparecer. La eternidad se construye con lo efímero. Y es precisamente en esa aparente fragilidad donde reside la fortaleza más grande de todas.</text:p>
      <text:p text:style-name="Horizontal_20_Line"/>
      <text:p text:style-name="Text_20_body">📏 Palabras: ~1520</text:p>
      <text:p text:style-name="Horizontal_20_Line"/>
      <text:p text:style-name="Text_20_body">¿Quieres que este texto lo dejemos como <text:span text:style-name="Strong_20_Emphasis">versión narrativa para el libro</text:span>, o quieres que prepare también una <text:span text:style-name="Strong_20_Emphasis">versión técnica de laboratorio</text:span> con la misma idea, pero resumida en un lenguaje más riguroso y esquemátic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9-06T10:09:08.456000000</meta:creation-date>
    <dc:date>2025-09-06T10:20:03.524000000</dc:date>
    <meta:editing-duration>PT44S</meta:editing-duration>
    <meta:editing-cycles>1</meta:editing-cycles>
    <meta:document-statistic meta:table-count="0" meta:image-count="0" meta:object-count="0" meta:page-count="4" meta:paragraph-count="38" meta:word-count="1466" meta:character-count="9330" meta:non-whitespace-character-count="7902"/>
    <meta:generator>LibreOffice/7.3.5.2$Windows_X86_64 LibreOffice_project/184fe81b8c8c30d8b5082578aee2fed2ea847c01</meta:generator>
  </office:meta>
</office:document-meta>
</file>